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fa94" officeooo:paragraph-rsid="001bfa94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S – (nazwa tabeli przechowująca nazwy drużyn)</text:p>
      <text:p text:style-name="P1">- TEAM_ID (long, klucz główny tabeli – raczej long się używa)</text:p>
      <text:p text:style-name="P1">- TEAM_NAME – (varchar np. Widzew Łódź)</text:p>
      <text:p text:style-name="P1"/>
      <text:p text:style-name="P1">MATCH_RESULT (nazwa tabeli przechowująca wyniki meczó między drużynami)</text:p>
      <text:p text:style-name="P1">- MATCH_ID (long klucz główny tabeli)</text:p>
      <text:p text:style-name="P1">- GUEST_ID (long klucz obcy do tabeli TEAMS)</text:p>
      <text:p text:style-name="P1">- HOST_ID (long klucz obcy do tabeli TEAMS)</text:p>
      <text:p text:style-name="P1">- GUEST_GOALS (int liczba strzelonych bramek przez gości)</text:p>
      <text:p text:style-name="P1">- HOST_GOALS (int, liczba strzelonych bramek przez gospodarzy)</text:p>
      <text:p text:style-name="P1">- MATCH_DATE (date – data meczu)</text:p>
      <text:p text:style-name="P1"/>
      <text:p text:style-name="P1">SEASON_LEAGUE ( nazwa tabeli przedstawiająca sezon ligowy)</text:p>
      <text:p text:style-name="P1">- SEASON_ID (long, klucz główny tabeli)</text:p>
      <text:p text:style-name="P1">- TEAM_ID (long, klucz obcy do tabeli TEAMS)</text:p>
      <text:p text:style-name="P1">- POINTS (int, liczba zdobytych punktów w sezonie)</text:p>
      <text:p text:style-name="P1">- GOALS_SCORED ( int, liczba zdobytych bramek w sezonie)</text:p>
      <text:p text:style-name="P1">- GOALS_LOST (int, liczba starconych bramek w sezonie)</text:p>
      <text:p text:style-name="P1">- GOALS_DIFFERENCE ( int, różnica między bramkami zdobytymi i straconymi w sezonie)</text:p>
      <text:p text:style-name="P1">- START_SEASON_YEAR ( int, rok rozpoczęcia sezonu)</text:p>
      <text:p text:style-name="P1"/>
      <text:p text:style-name="P1">- Napisać skrypty tworzące bazę danych wg tych wytycznych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9:37:15.552000000</meta:creation-date>
    <dc:date>2025-09-23T20:22:12.832000000</dc:date>
    <meta:editing-duration>PT44M59S</meta:editing-duration>
    <meta:editing-cycles>1</meta:editing-cycles>
    <meta:document-statistic meta:table-count="0" meta:image-count="0" meta:object-count="0" meta:page-count="1" meta:paragraph-count="19" meta:word-count="147" meta:character-count="986" meta:non-whitespace-character-count="854"/>
    <meta:generator>LibreOffice/7.5.4.2$Windows_X86_64 LibreOffice_project/36ccfdc35048b057fd9854c757a8b67ec53977b6</meta:generator>
  </office:meta>
</office:document-meta>
</file>